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379000002E6C8C4C789.png"/>
  <manifest:file-entry manifest:media-type="image/png" manifest:full-path="Pictures/100002010000037900000309C4928495.png"/>
  <manifest:file-entry manifest:media-type="image/png" manifest:full-path="Pictures/1000020100000264000001BDE2270CDE.png"/>
  <manifest:file-entry manifest:media-type="image/png" manifest:full-path="Pictures/100002010000041B0000030243A97E11.png"/>
  <manifest:file-entry manifest:media-type="image/png" manifest:full-path="Pictures/100002010000027B00000366BDD1DE59.png"/>
  <manifest:file-entry manifest:media-type="image/png" manifest:full-path="Pictures/100002010000040300000225275F4404.png"/>
  <manifest:file-entry manifest:media-type="image/png" manifest:full-path="Pictures/100002010000037F0000033280D3A211.png"/>
  <manifest:file-entry manifest:media-type="image/png" manifest:full-path="Pictures/10000201000002D000000187CB481134.png"/>
  <manifest:file-entry manifest:media-type="image/png" manifest:full-path="Pictures/10000201000003DC000001A31385E62D.png"/>
  <manifest:file-entry manifest:media-type="image/png" manifest:full-path="Pictures/1000020100000425000003122529E41D.png"/>
  <manifest:file-entry manifest:media-type="image/png" manifest:full-path="Pictures/1000020100000368000001E4C39BB710.png"/>
  <manifest:file-entry manifest:media-type="image/png" manifest:full-path="Pictures/100002010000035A0000031DEAA80420.png"/>
  <manifest:file-entry manifest:media-type="image/png" manifest:full-path="Pictures/1000020100000259000001D914050D9E.png"/>
  <manifest:file-entry manifest:media-type="image/png" manifest:full-path="Pictures/100002010000043F000002609B662286.png"/>
  <manifest:file-entry manifest:media-type="image/png" manifest:full-path="Pictures/10000201000003FF0000020650FF9B70.png"/>
  <manifest:file-entry manifest:media-type="image/png" manifest:full-path="Pictures/10000201000004D60000034AF737AE53.png"/>
  <manifest:file-entry manifest:media-type="image/png" manifest:full-path="Pictures/10000201000002B30000017CC2AC180C.png"/>
  <manifest:file-entry manifest:media-type="image/png" manifest:full-path="Pictures/100002010000034E00000264386E44A8.png"/>
  <manifest:file-entry manifest:media-type="image/png" manifest:full-path="Pictures/10000201000004B30000035001B69134.png"/>
  <manifest:file-entry manifest:media-type="image/png" manifest:full-path="Pictures/100002010000030500000213AE228D3D.png"/>
  <manifest:file-entry manifest:media-type="image/png" manifest:full-path="Pictures/10000201000004C700000412D909A0A3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沒有被填充和直線的物件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預設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pr2" style:family="presentation" style:parent-style-name="預設-subtitle">
      <style:graphic-properties draw:stroke="none" svg:stroke-width="0cm" draw:fill="none" draw:fill-color="#ffffff" draw:textarea-vertical-align="top" draw:auto-grow-height="false" draw:fit-to-size="false" fo:min-height="12.573cm" fo:padding-top="0.127cm" fo:padding-bottom="0.127cm" fo:padding-left="0.254cm" fo:padding-right="0.254cm" fo:wrap-option="wrap"/>
    </style:style>
    <style:style style:name="pr3" style:family="presentation" style:parent-style-name="預設-notes">
      <style:graphic-properties draw:fill-color="#ffffff" fo:min-height="13.364cm"/>
    </style:style>
    <style:style style:name="pr4" style:family="presentation" style:parent-style-name="預設_20_1-notes">
      <style:graphic-properties draw:fill-color="#ffffff" fo:min-height="13.364cm"/>
    </style:style>
    <style:style style:name="P1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2" style:family="paragraph">
      <style:paragraph-properties style:font-independent-line-spacing="true"/>
      <style:text-properties fo:font-size="18pt"/>
    </style:style>
    <style:style style:name="P3" style:family="paragraph">
      <style:paragraph-properties fo:text-align="center"/>
      <style:text-properties fo:font-size="18pt"/>
    </style:style>
    <style:style style:name="T1" style:family="text">
      <style:text-properties fo:color="#000000" style:text-line-through-style="none" fo:font-family="'Calibri Light'" fo:font-size="44pt" fo:letter-spacing="normal" fo:font-style="normal" style:text-underline-style="none" fo:font-weight="normal" style:font-family-asian="新細明體" style:font-size-asian="44pt" style:font-style-asian="normal" style:font-weight-asian="normal" style:font-family-complex="'Calibri Light'" style:font-size-complex="44pt" style:font-style-complex="normal" style:font-weight-complex="normal"/>
    </style:style>
    <style:style style:name="T2" style:family="text">
      <style:text-properties fo:color="#000000" style:text-line-through-style="none" fo:font-family="'Calibri Light'" fo:font-size="40pt" fo:letter-spacing="normal" fo:font-style="normal" style:text-underline-style="none" fo:font-weight="normal" style:font-family-asian="新細明體" style:font-size-asian="40pt" style:font-style-asian="normal" style:font-weight-asian="normal" style:font-family-complex="Calibri" style:font-size-complex="4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預設" presentation:presentation-page-layout-name="AL1T0">
        <draw:frame draw:name="標題 1" presentation:style-name="pr1" draw:text-style-name="P2" draw:layer="layout" svg:width="25.399cm" svg:height="6.631cm" svg:x="4.233cm" svg:y="3.118cm" presentation:class="title" presentation:user-transformed="true">
          <draw:text-box>
            <text:p text:style-name="P1"><text:span text:style-name="T1"><text:s text:c="11"/></text:span><text:span text:style-name="T1"><text:tab/></text:span><text:span text:style-name="T1"><text:tab/></text:span><text:span text:style-name="T1"><text:tab/></text:span><text:span text:style-name="T1"><text:tab/></text:span><text:span text:style-name="T1">2021/3/23</text:span></text:p>
          </draw:text-box>
        </draw:frame>
        <draw:frame draw:name="副標題 2" presentation:style-name="pr2" draw:text-style-name="P2" draw:layer="layout" svg:width="25.399cm" svg:height="4.598cm" svg:x="4.233cm" svg:y="10.006cm" presentation:class="subtitle" presentation:user-transformed="true">
          <draw:text-box>
            <text:p text:style-name="P1"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 <text:s/></text:span><text:span text:style-name="T2">安裝</text:span><text:span text:style-name="T2">Eclips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預設_20_1">
        <draw:frame draw:name="圖片 2" draw:style-name="gr2" draw:text-style-name="P3" draw:layer="layout" svg:width="24.262cm" svg:height="16.455cm" svg:x="4.657cm" svg:y="1.601cm">
          <draw:image xlink:href="Pictures/100002010000041B0000030243A97E1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預設_20_1">
        <draw:frame draw:name="圖片 2" draw:style-name="gr2" draw:text-style-name="P3" draw:layer="layout" svg:width="28.09cm" svg:height="16.992cm" svg:x="2.424cm" svg:y="0.898cm">
          <draw:image xlink:href="Pictures/10000201000003FF0000020650FF9B70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預設_20_1">
        <draw:frame draw:name="圖片 2" draw:style-name="gr2" draw:text-style-name="P3" draw:layer="layout" svg:width="28.96cm" svg:height="16.207cm" svg:x="2.453cm" svg:y="0.812cm">
          <draw:image xlink:href="Pictures/100002010000043F000002609B662286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預設_20_1">
        <draw:frame draw:name="圖片 2" draw:style-name="gr2" draw:text-style-name="P3" draw:layer="layout" svg:width="24.117cm" svg:height="16.6cm" svg:x="4.019cm" svg:y="0.935cm">
          <draw:image xlink:href="Pictures/100002010000030500000213AE228D3D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預設_20_1">
        <draw:frame draw:name="圖片 2" draw:style-name="gr2" draw:text-style-name="P3" draw:layer="layout" svg:width="25.19cm" svg:height="14.894cm" svg:x="3.671cm" svg:y="1.251cm">
          <draw:image xlink:href="Pictures/10000201000002D000000187CB481134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預設_20_1">
        <office:forms form:automatic-focus="false" form:apply-design-mode="false"/>
        <draw:frame draw:name="圖片 2" draw:style-name="gr2" draw:text-style-name="P3" draw:layer="layout" svg:width="24.291cm" svg:height="18.46cm" svg:x="3.874cm" svg:y="0.584cm">
          <draw:image xlink:href="Pictures/1000020100000425000003122529E41D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預設_20_1">
        <draw:frame draw:name="圖片 2" draw:style-name="gr2" draw:text-style-name="P3" draw:layer="layout" svg:width="24.494cm" svg:height="18.533cm" svg:x="3.961cm" svg:y="0.128cm">
          <draw:image xlink:href="Pictures/100002010000037F0000033280D3A211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預設_20_1">
        <draw:frame draw:name="圖片 2" draw:style-name="gr2" draw:text-style-name="P3" draw:layer="layout" svg:width="19.884cm" svg:height="16.579cm" svg:x="5.845cm" svg:y="0.727cm">
          <draw:image xlink:href="Pictures/1000020100000259000001D914050D9E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預設_20_1">
        <draw:frame draw:name="圖片 2" draw:style-name="gr2" draw:text-style-name="P3" draw:layer="layout" svg:width="24.407cm" svg:height="17.983cm" svg:x="3.758cm" svg:y="0.547cm">
          <draw:image xlink:href="Pictures/10000201000004B30000035001B69134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預設_20_1">
        <draw:frame draw:name="圖片 2" draw:style-name="gr2" draw:text-style-name="P3" draw:layer="layout" svg:width="23.248cm" svg:height="16.192cm" svg:x="5.005cm" svg:y="1.022cm">
          <draw:image xlink:href="Pictures/100002010000040300000225275F4404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預設_20_1">
        <draw:frame draw:name="圖片 2" draw:style-name="gr2" draw:text-style-name="P3" draw:layer="layout" svg:width="21.595cm" svg:height="16.065cm" svg:x="5.353cm" svg:y="1.043cm">
          <draw:image xlink:href="Pictures/1000020100000264000001BDE2270CDE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預設_20_1">
        <draw:frame draw:name="圖片 2" draw:style-name="gr2" draw:text-style-name="P3" draw:layer="layout" svg:width="21.536cm" svg:height="18.031cm" svg:x="5.773cm" svg:y="0.279cm">
          <draw:image xlink:href="Pictures/100002010000027B00000366BDD1DE59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預設_20_1">
        <draw:frame draw:name="圖片 2" draw:style-name="gr2" draw:text-style-name="P3" draw:layer="layout" svg:width="25.393cm" svg:height="16.066cm" svg:x="2.946cm" svg:y="1.26cm">
          <draw:image xlink:href="Pictures/100002010000034E00000264386E44A8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預設_20_1">
        <draw:frame draw:name="圖片 2" draw:style-name="gr2" draw:text-style-name="P3" draw:layer="layout" svg:width="22.958cm" svg:height="18.102cm" svg:x="4.831cm" svg:y="0.227cm">
          <draw:image xlink:href="Pictures/1000020100000379000002E6C8C4C789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預設_20_1">
        <draw:frame draw:name="圖片 2" draw:style-name="gr2" draw:text-style-name="P3" draw:layer="layout" svg:width="27.104cm" svg:height="16.02cm" svg:x="2.83cm" svg:y="1.515cm">
          <draw:image xlink:href="Pictures/10000201000002B30000017CC2AC180C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預設_20_1">
        <draw:frame draw:name="圖片 2" draw:style-name="gr2" draw:text-style-name="P3" draw:layer="layout" svg:width="20.899cm" svg:height="17.996cm" svg:x="5.585cm" svg:y="0.28cm">
          <draw:image xlink:href="Pictures/100002010000037900000309C4928495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預設_20_1">
        <draw:frame draw:name="圖片 2" draw:style-name="gr2" draw:text-style-name="P3" draw:layer="layout" svg:width="21.073cm" svg:height="18.269cm" svg:x="5.034cm" svg:y="0.39cm">
          <draw:image xlink:href="Pictures/100002010000035A0000031DEAA80420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預設_20_1">
        <draw:frame draw:name="圖片 2" draw:style-name="gr2" draw:text-style-name="P3" draw:layer="layout" svg:width="25.973cm" svg:height="18.018cm" svg:x="2.453cm" svg:y="0.515cm">
          <draw:image xlink:href="Pictures/10000201000003DC000001A31385E62D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預設_20_1">
        <draw:frame draw:name="圖片 2" draw:style-name="gr2" draw:text-style-name="P3" draw:layer="layout" svg:width="27.394cm" svg:height="18.378cm" svg:x="3.729cm" svg:y="0.335cm">
          <draw:image xlink:href="Pictures/1000020100000368000001E4C39BB710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預設_20_1">
        <draw:frame draw:name="圖片 2" draw:style-name="gr2" draw:text-style-name="P3" draw:layer="layout" svg:width="22.781cm" svg:height="17.269cm" svg:x="5.219cm" svg:y="0.6cm">
          <draw:image xlink:href="Pictures/10000201000004D60000034AF737AE53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預設_20_1">
        <draw:frame draw:name="圖片 2" draw:style-name="gr2" draw:text-style-name="P3" draw:layer="layout" svg:width="24.813cm" svg:height="18.495cm" svg:x="3.903cm" svg:y="0.277cm">
          <draw:image xlink:href="Pictures/10000201000004C700000412D909A0A3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Microsoft YaHei'" style:font-family-generic-asian="system" style:font-pitch-asian="variable" style:font-size-asian="24pt" style:language-asian="zh" style:country-asian="TW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沒有被填充和直線的物件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預設-background" style:family="presentation">
      <style:graphic-properties draw:stroke="none" draw:fill="solid" draw:fill-color="#ffffff"/>
      <style:text-properties style:letter-kerning="true"/>
    </style:style>
    <style:style style:name="預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預設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預設-outline1" style:family="presentation">
      <style:graphic-properties draw:stroke="none" draw:fill="none">
        <text:list-style style:name="預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0%" fo:text-align="start" style:punctuation-wrap="hanging" style:writing-mode="lr-tb"/>
      <style:text-properties fo:color="#000000" style:text-outline="false" style:text-line-through-style="none" fo:font-family="Calibri" fo:font-size="28pt" fo:letter-spacing="normal" fo:language="zh" fo:country="TW" fo:font-style="normal" fo:text-shadow="none" style:text-underline-style="none" fo:font-weight="normal" style:letter-kerning="true" style:font-family-asian="'Microsoft YaHei'" style:font-family-generic-asian="system" style:font-pitch-asian="variable" style:font-size-asian="28pt" style:language-asian="zh" style:country-asian="TW" style:font-style-asian="normal" style:font-weight-asian="normal" style:font-family-complex="Arial" style:font-family-generic-complex="system" style:font-pitch-complex="variable" style:font-size-complex="28pt" style:language-complex="zh" style:country-complex="TW" style:font-style-complex="normal" style:font-weight-complex="normal" style:text-emphasize="none" style:font-relief="none" style:text-overline-style="none" style:text-overline-color="font-color" fo:hyphenate="false"/>
    </style:style>
    <style:style style:name="預設-outline2" style:family="presentation" style:parent-style-name="預設-outline1">
      <style:paragraph-properties fo:margin-top="0cm" fo:margin-bottom="0.4cm" fo:line-height="90%" fo:text-align="start" style:punctuation-wrap="hanging" style:writing-mode="lr-tb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預設-outline3" style:family="presentation" style:parent-style-name="預設-outline2">
      <style:paragraph-properties fo:margin-top="0cm" fo:margin-bottom="0.3cm" fo:line-height="90%" fo:text-align="start" style:punctuation-wrap="hanging" style:writing-mode="lr-tb"/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預設-outline4" style:family="presentation" style:parent-style-name="預設-outline3">
      <style:paragraph-properties fo:margin-top="0cm" fo:margin-bottom="0.2cm" fo:line-height="90%" fo:text-align="start" style:punctuation-wrap="hanging" style:writing-mode="lr-tb"/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預設-outline5" style:family="presentation" style:parent-style-name="預設-outline4">
      <style:paragraph-properties fo:margin-top="0cm" fo:margin-bottom="0.1cm"/>
      <style:text-properties fo:font-size="20pt" style:font-size-asian="20pt" style:font-size-complex="20pt"/>
    </style:style>
    <style:style style:name="預設-outline6" style:family="presentation" style:parent-style-name="預設-outline5">
      <style:paragraph-properties fo:margin-top="0cm" fo:margin-bottom="0.1cm"/>
      <style:text-properties fo:font-size="20pt" style:font-size-asian="20pt" style:font-size-complex="20pt"/>
    </style:style>
    <style:style style:name="預設-outline7" style:family="presentation" style:parent-style-name="預設-outline6">
      <style:paragraph-properties fo:margin-top="0cm" fo:margin-bottom="0.1cm"/>
      <style:text-properties fo:font-size="20pt" style:font-size-asian="20pt" style:font-size-complex="20pt"/>
    </style:style>
    <style:style style:name="預設-outline8" style:family="presentation" style:parent-style-name="預設-outline7">
      <style:paragraph-properties fo:margin-top="0cm" fo:margin-bottom="0.1cm"/>
      <style:text-properties fo:font-size="20pt" style:font-size-asian="20pt" style:font-size-complex="20pt"/>
    </style:style>
    <style:style style:name="預設-outline9" style:family="presentation" style:parent-style-name="預設-outline8">
      <style:paragraph-properties fo:margin-top="0cm" fo:margin-bottom="0.1cm"/>
      <style:text-properties fo:font-size="20pt" style:font-size-asian="20pt" style:font-size-complex="20pt"/>
    </style:style>
    <style:style style:name="預設-subtitle" style:family="presentation">
      <style:graphic-properties draw:stroke="none" draw:fill="none" draw:textarea-vertical-align="middle">
        <text:list-style style:name="預設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title" style:family="presentation">
      <style:graphic-properties draw:stroke="none" draw:fill="none" draw:textarea-vertical-align="middle">
        <text:list-style style:name="預設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start" style:punctuation-wrap="hanging" style:writing-mode="lr-tb"/>
      <style:text-properties fo:color="#000000" style:text-outline="false" style:text-line-through-style="none" fo:font-family="Calibri" fo:font-size="18pt" fo:letter-spacing="normal" fo:language="zh" fo:country="TW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zh" style:country-asian="TW" style:font-style-asian="normal" style:font-weight-asian="normal" style:font-family-complex="Arial" style:font-family-generic-complex="system" style:font-pitch-complex="variable" style:font-size-complex="18pt" style:language-complex="zh" style:country-complex="TW" style:font-style-complex="normal" style:font-weight-complex="normal" style:text-emphasize="none" style:font-relief="none" style:text-overline-style="none" style:text-overline-color="font-color" fo:hyphenate="false"/>
    </style:style>
    <style:style style:name="預設_20_1-background" style:display-name="預設 1-background" style:family="presentation">
      <style:graphic-properties draw:stroke="none" draw:fill="solid" draw:fill-color="#ffffff"/>
      <style:text-properties style:letter-kerning="true"/>
    </style:style>
    <style:style style:name="預設_20_1-backgroundobjects" style:display-name="預設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預設_20_1-notes" style:display-name="預設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預設_20_1-outline1" style:display-name="預設 1-outline1" style:family="presentation">
      <style:graphic-properties draw:stroke="none" draw:fill="none">
        <text:list-style style:name="預設_20_1-outline1" style:display-name="預設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0%" fo:text-align="start" style:punctuation-wrap="hanging" style:writing-mode="lr-tb"/>
      <style:text-properties fo:color="#000000" style:text-outline="false" style:text-line-through-style="none" fo:font-family="Calibri" fo:font-size="28pt" fo:letter-spacing="normal" fo:language="zh" fo:country="TW" fo:font-style="normal" fo:text-shadow="none" style:text-underline-style="none" fo:font-weight="normal" style:letter-kerning="true" style:font-family-asian="'Microsoft YaHei'" style:font-family-generic-asian="system" style:font-pitch-asian="variable" style:font-size-asian="28pt" style:language-asian="zh" style:country-asian="TW" style:font-style-asian="normal" style:font-weight-asian="normal" style:font-family-complex="Arial" style:font-family-generic-complex="system" style:font-pitch-complex="variable" style:font-size-complex="28pt" style:language-complex="zh" style:country-complex="TW" style:font-style-complex="normal" style:font-weight-complex="normal" style:text-emphasize="none" style:font-relief="none" style:text-overline-style="none" style:text-overline-color="font-color" fo:hyphenate="false"/>
    </style:style>
    <style:style style:name="預設_20_1-outline2" style:display-name="預設 1-outline2" style:family="presentation" style:parent-style-name="預設_20_1-outline1">
      <style:paragraph-properties fo:margin-top="0cm" fo:margin-bottom="0.4cm" fo:line-height="90%" fo:text-align="start" style:punctuation-wrap="hanging" style:writing-mode="lr-tb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預設_20_1-outline3" style:display-name="預設 1-outline3" style:family="presentation" style:parent-style-name="預設_20_1-outline2">
      <style:paragraph-properties fo:margin-top="0cm" fo:margin-bottom="0.3cm" fo:line-height="90%" fo:text-align="start" style:punctuation-wrap="hanging" style:writing-mode="lr-tb"/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預設_20_1-outline4" style:display-name="預設 1-outline4" style:family="presentation" style:parent-style-name="預設_20_1-outline3">
      <style:paragraph-properties fo:margin-top="0cm" fo:margin-bottom="0.2cm" fo:line-height="90%" fo:text-align="start" style:punctuation-wrap="hanging" style:writing-mode="lr-tb"/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預設_20_1-outline5" style:display-name="預設 1-outline5" style:family="presentation" style:parent-style-name="預設_20_1-outline4">
      <style:paragraph-properties fo:margin-top="0cm" fo:margin-bottom="0.1cm"/>
      <style:text-properties fo:font-size="20pt" style:font-size-asian="20pt" style:font-size-complex="20pt"/>
    </style:style>
    <style:style style:name="預設_20_1-outline6" style:display-name="預設 1-outline6" style:family="presentation" style:parent-style-name="預設_20_1-outline5">
      <style:paragraph-properties fo:margin-top="0cm" fo:margin-bottom="0.1cm"/>
      <style:text-properties fo:font-size="20pt" style:font-size-asian="20pt" style:font-size-complex="20pt"/>
    </style:style>
    <style:style style:name="預設_20_1-outline7" style:display-name="預設 1-outline7" style:family="presentation" style:parent-style-name="預設_20_1-outline6">
      <style:paragraph-properties fo:margin-top="0cm" fo:margin-bottom="0.1cm"/>
      <style:text-properties fo:font-size="20pt" style:font-size-asian="20pt" style:font-size-complex="20pt"/>
    </style:style>
    <style:style style:name="預設_20_1-outline8" style:display-name="預設 1-outline8" style:family="presentation" style:parent-style-name="預設_20_1-outline7">
      <style:paragraph-properties fo:margin-top="0cm" fo:margin-bottom="0.1cm"/>
      <style:text-properties fo:font-size="20pt" style:font-size-asian="20pt" style:font-size-complex="20pt"/>
    </style:style>
    <style:style style:name="預設_20_1-outline9" style:display-name="預設 1-outline9" style:family="presentation" style:parent-style-name="預設_20_1-outline8">
      <style:paragraph-properties fo:margin-top="0cm" fo:margin-bottom="0.1cm"/>
      <style:text-properties fo:font-size="20pt" style:font-size-asian="20pt" style:font-size-complex="20pt"/>
    </style:style>
    <style:style style:name="預設_20_1-subtitle" style:display-name="預設 1-subtitle" style:family="presentation">
      <style:graphic-properties draw:stroke="none" draw:fill="none" draw:textarea-vertical-align="middle">
        <text:list-style style:name="預設_20_1-subtitle" style:display-name="預設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_20_1-title" style:display-name="預設 1-title" style:family="presentation">
      <style:graphic-properties draw:stroke="none" draw:fill="none" draw:textarea-vertical-align="middle">
        <text:list-style style:name="預設_20_1-title" style:display-name="預設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start" style:punctuation-wrap="hanging" style:writing-mode="lr-tb"/>
      <style:text-properties fo:color="#000000" style:text-outline="false" style:text-line-through-style="none" fo:font-family="Calibri" fo:font-size="18pt" fo:letter-spacing="normal" fo:language="zh" fo:country="TW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zh" style:country-asian="TW" style:font-style-asian="normal" style:font-weight-asian="normal" style:font-family-complex="Arial" style:font-family-generic-complex="system" style:font-pitch-complex="variable" style:font-size-complex="18pt" style:language-complex="zh" style:country-complex="TW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預設-title">
      <style:graphic-properties draw:stroke="none" svg:stroke-width="0cm" draw:fill="none" draw:textarea-vertical-align="bottom" draw:auto-grow-height="false" fo:min-height="3.181cm" fo:padding-top="0.125cm" fo:padding-bottom="0.125cm" fo:padding-left="0.25cm" fo:padding-right="0.25cm" fo:wrap-option="wrap"/>
    </style:style>
    <style:style style:name="Mpr2" style:family="presentation" style:parent-style-name="預設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3" style:family="presentation" style:parent-style-name="預設-backgroundobjects">
      <style:graphic-properties draw:stroke="none" draw:fill="none" draw:fill-color="#ffffff" draw:auto-grow-height="false" fo:min-height="1.485cm"/>
    </style:style>
    <style:style style:name="Mpr4" style:family="presentation" style:parent-style-name="預設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預設_20_1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6" style:family="presentation" style:parent-style-name="預設_20_1-backgroundobjects">
      <style:graphic-properties draw:stroke="none" draw:fill="none" draw:fill-color="#ffffff" draw:auto-grow-height="false" fo:min-height="1.485cm"/>
    </style:style>
    <style:style style:name="Mpr7" style:family="presentation" style:parent-style-name="預設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4" style:family="paragraph">
      <style:paragraph-properties style:font-independent-line-spacing="true"/>
      <style:text-properties fo:font-size="18pt"/>
    </style:style>
    <style:style style:name="MP5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8pt" style:font-size-asian="14pt" style:font-size-complex="14pt" fo:hyphenate="false"/>
    </style:style>
    <style:style style:name="MP6" style:family="paragraph">
      <style:paragraph-properties style:font-independent-line-spacing="true"/>
      <style:text-properties fo:font-size="18pt" style:font-size-asian="14pt" style:font-size-complex="14pt"/>
    </style:style>
    <style:style style:name="MP7" style:family="paragraph">
      <style:paragraph-properties fo:text-align="center" style:font-independent-line-spacing="true"/>
      <style:text-properties fo:font-size="18pt" style:font-size-asian="14pt" style:font-size-complex="14pt"/>
    </style:style>
    <style:style style:name="MP8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fo:font-family="'Calibri Light'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MT3" style:family="text"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編號&gt;</text:page-number></text:span></text:p>
        </draw:text-box>
      </draw:frame>
    </style:handout-master>
    <style:master-page style:name="預設" style:page-layout-name="PM1" draw:style-name="Mdp1">
      <draw:frame draw:name="標題 1" presentation:style-name="Mpr1" draw:text-style-name="MP4" draw:layer="backgroundobjects" svg:width="25.399cm" svg:height="6.631cm" svg:x="4.233cm" svg:y="3.118cm" presentation:class="title" presentation:user-transformed="true">
        <draw:text-box>
          <text:p text:style-name="MP3"><text:span text:style-name="MT2">請按一下滑鼠，編輯標題文的格式。按一下以編輯母片標題樣式</text:span></text:p>
        </draw:text-box>
      </draw:frame>
      <draw:frame draw:name="日期版面配置區 3" presentation:style-name="Mpr2" draw:text-style-name="MP6" draw:layer="backgroundobjects" svg:width="7.619cm" svg:height="1.013cm" svg:x="2.328cm" svg:y="17.657cm" presentation:class="date-time" presentation:user-transformed="true">
        <draw:text-box>
          <text:p text:style-name="MP5"><text:span text:style-name="MT3"><text:date style:data-style-name="D1" text:date-value="2021-03-23">3/23/21</text:date></text:span></text:p>
        </draw:text-box>
      </draw:frame>
      <draw:frame draw:name="頁尾版面配置區 4" presentation:style-name="Mpr2" draw:text-style-name="MP7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投影片編號版面配置區 5" presentation:style-name="Mpr2" draw:text-style-name="MP8" draw:layer="backgroundobjects" svg:width="7.619cm" svg:height="1.013cm" svg:x="23.918cm" svg:y="17.657cm" presentation:class="page-number" presentation:user-transformed="true">
        <draw:text-box>
          <text:p text:style-name="MP5"><text:span text:style-name="MT3"><text:page-number>&lt;編號&gt;</text:page-number></text:span></text:p>
        </draw:text-box>
      </draw:frame>
      <draw:frame presentation:style-name="預設-outline1" draw:layer="backgroundobjects" svg:width="30.479cm" svg:height="12.572cm" svg:x="1.693cm" svg:y="4.457cm" presentation:class="outline" presentation:placeholder="true">
        <draw:text-box/>
      </draw:frame>
      <presentation:notes style:page-layout-name="PM0">
        <draw:page-thumbnail presentation:style-name="預設-title" draw:layer="backgroundobjects" svg:width="14.848cm" svg:height="11.136cm" svg:x="3.075cm" svg:y="2.257cm" presentation:class="page"/>
        <draw:frame presentation:style-name="預設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編號&gt;</text:page-number></text:span></text:p>
          </draw:text-box>
        </draw:frame>
      </presentation:notes>
    </style:master-page>
    <style:master-page style:name="預設_20_1" style:display-name="預設 1" style:page-layout-name="PM1" draw:style-name="Mdp1">
      <draw:frame draw:name="日期版面配置區 1" presentation:style-name="Mpr5" draw:text-style-name="MP6" draw:layer="backgroundobjects" svg:width="7.619cm" svg:height="1.013cm" svg:x="2.328cm" svg:y="17.657cm" presentation:class="date-time" presentation:user-transformed="true">
        <draw:text-box>
          <text:p text:style-name="MP5"><text:span text:style-name="MT3"><text:date style:data-style-name="D1" text:date-value="2021-03-23">3/23/21</text:date></text:span></text:p>
        </draw:text-box>
      </draw:frame>
      <draw:frame draw:name="頁尾版面配置區 2" presentation:style-name="Mpr5" draw:text-style-name="MP7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投影片編號版面配置區 3" presentation:style-name="Mpr5" draw:text-style-name="MP8" draw:layer="backgroundobjects" svg:width="7.619cm" svg:height="1.013cm" svg:x="23.918cm" svg:y="17.657cm" presentation:class="page-number" presentation:user-transformed="true">
        <draw:text-box>
          <text:p text:style-name="MP5"><text:span text:style-name="MT3"><text:page-number>&lt;編號&gt;</text:page-number></text:span></text:p>
        </draw:text-box>
      </draw:frame>
      <draw:frame presentation:style-name="預設_20_1-title" draw:layer="backgroundobjects" svg:width="30.479cm" svg:height="3.18cm" svg:x="1.693cm" svg:y="0.76cm" presentation:class="title" presentation:placeholder="true">
        <draw:text-box/>
      </draw:frame>
      <draw:frame presentation:style-name="預設_20_1-outline1" draw:layer="backgroundobjects" svg:width="30.479cm" svg:height="12.572cm" svg:x="1.693cm" svg:y="4.457cm" presentation:class="outline" presentation:placeholder="true">
        <draw:text-box/>
      </draw:frame>
      <presentation:notes style:page-layout-name="PM0">
        <draw:page-thumbnail presentation:style-name="預設_20_1-title" draw:layer="backgroundobjects" svg:width="19.798cm" svg:height="11.136cm" svg:x="0.6cm" svg:y="2.257cm" presentation:class="page"/>
        <draw:frame presentation:style-name="預設_20_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21-03-23T21:22:29.86</dc:date>
    <meta:generator>OpenOffice/4.1.7$Win32 OpenOffice.org_project/417m1$Build-9800</meta:generator>
    <meta:editing-duration>PT1M20S</meta:editing-duration>
    <meta:editing-cycles>2</meta:editing-cycles>
    <meta:document-statistic meta:object-count="99"/>
  </office:meta>
</office:document-meta>
</file>